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2" style:family="paragraph" style:parent-style-name="Heading">
      <style:text-properties fo:font-weight="bold" style:font-weight-asian="bold" style:font-weight-complex="bold"/>
    </style:style>
    <style:style style:name="P3" style:family="paragraph" style:parent-style-name="Heading">
      <style:text-properties fo:font-size="12pt" style:font-size-asian="12pt" style:font-size-complex="12pt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qui se deben agregar las notas al respecto, basadonse en la metodologia definida en (FrosTool-Metodologia.odt)</text:p>
      <text:p text:style-name="P5"/>
      <text:p text:style-name="P2">App Celular</text:p>
      <text:p text:style-name="P5">Notas...</text:p>
      <text:p text:style-name="P2">Autonomia Energetica</text:p>
      <text:p text:style-name="Standard">Test bateria 18650 Samsung 2200 mAh: ~ 19 Horas de autonomia</text:p>
      <text:p text:style-name="Standard"/>
      <text:p text:style-name="P2">GUI-Touch</text:p>
      <text:p text:style-name="Standard">Notas...</text:p>
      <text:p text:style-name="Standard"/>
      <text:p text:style-name="P2">Base sensores (Estructura)</text:p>
      <text:p text:style-name="Standard">Notas...</text:p>
      <text:p text:style-name="Standard"/>
      <text:p text:style-name="P2">Algoritmo predicción</text:p>
      <text:p text:style-name="Standard">Notas...</text:p>
      <text:p text:style-name="Standard"/>
      <text:p text:style-name="P2">Nube</text:p>
      <text:p text:style-name="Standard">Notas...</text:p>
      <text:p text:style-name="Standard"/>
      <text:p text:style-name="Heading">Automatización </text:p>
      <text:p text:style-name="Standard">Nota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https://github.com/Eco-Tec/FrosTool/projects/1" text:style-name="Internet_20_link" text:visited-style-name="Visited_20_Internet_20_Link">https://github.com/Eco-Tec/FrosTool/projects/1</text:a></text:p>
      </style:header>
      <style:footer>
        <text:p text:style-name="MP1">© <text:s/>Esta obra está licenciada bajo la Licencia Creative Commons Atribución 4.0 Internacional. Para ver una copia de esta licencia, visita http://creativecommons.org/licenses/by/4.0/.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3S</meta:editing-duration>
    <meta:editing-cycles>10</meta:editing-cycles>
    <meta:generator>LibreOffice/5.4.0.3$Linux_X86_64 LibreOffice_project/40m0$Build-3</meta:generator>
    <dc:date>2017-08-08T18:28:19.572836592</dc:date>
    <dc:creator>Fabian Salamanca</dc:creator>
    <meta:document-statistic meta:table-count="0" meta:image-count="0" meta:object-count="0" meta:page-count="1" meta:paragraph-count="17" meta:word-count="67" meta:character-count="551" meta:non-whitespace-character-count="499"/>
    <meta:user-defined meta:name="Info 1"/>
    <meta:user-defined meta:name="Info 2"/>
    <meta:user-defined meta:name="Info 3"/>
    <meta:user-defined meta:name="Info 4"/>
  </office:meta>
</office:document-meta>
</file>